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6cm" fo:margin-left="-0.016cm" fo:margin-right="0.055cm" table:align="margins"/>
    </style:style>
    <style:style style:name="Table1.A" style:family="table-column">
      <style:table-column-properties style:column-width="1.482cm" style:rel-column-width="5725*"/>
    </style:style>
    <style:style style:name="Table1.B" style:family="table-column">
      <style:table-column-properties style:column-width="2.223cm" style:rel-column-width="8588*"/>
    </style:style>
    <style:style style:name="Table1.C" style:family="table-column">
      <style:table-column-properties style:column-width="11.456cm" style:rel-column-width="44269*"/>
    </style:style>
    <style:style style:name="Table1.D" style:family="table-column">
      <style:table-column-properties style:column-width="1.799cm" style:rel-column-width="695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Calibri1"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style:font-name="Calibri1"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margin-top="0cm" fo:margin-bottom="0.282cm" style:line-height-at-least="0.457cm" fo:text-align="center" style:justify-single-word="false" style:text-autospace="none"/>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5" style:family="paragraph" style:parent-style-name="Standard">
      <style:paragraph-properties fo:margin-top="0cm" fo:margin-bottom="0.282cm" style:line-height-at-least="0.457cm" fo:text-align="center" style:justify-single-word="false" style:text-autospace="none"/>
      <style:text-properties fo:color="#000000" style:font-name="Calibri1" fo:font-size="20pt" fo:font-weight="normal" style:font-size-asian="20pt" style:font-weight-asian="normal" style:font-size-complex="20pt" style:font-weight-complex="normal"/>
    </style:style>
    <style:style style:name="P6" style:family="paragraph" style:parent-style-name="Standard">
      <style:paragraph-properties fo:margin-left="1.245cm" fo:margin-right="0cm" fo:margin-top="0cm" fo:margin-bottom="0.282cm" style:line-height-at-least="0.457cm" fo:text-align="start" style:justify-single-word="false" fo:text-indent="0cm" style:auto-text-indent="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7" style:family="paragraph" style:parent-style-name="Standard">
      <style:paragraph-properties fo:margin-left="1.245cm" fo:margin-right="0cm" fo:margin-top="0cm" fo:margin-bottom="0.282cm" fo:line-height="150%" fo:text-align="start" style:justify-single-word="false" fo:text-indent="0cm" style:auto-text-indent="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8"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9"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T1" style:family="text">
      <style:text-properties fo:color="#000000" style:font-name="Calibri1" fo:font-size="20pt" fo:font-weight="normal" style:font-size-asian="20pt" style:font-weight-asian="normal" style:font-size-complex="20pt" style:font-weight-complex="normal"/>
    </style:style>
    <style:style style:name="T2" style:family="text">
      <style:text-properties fo:color="#000000" style:font-name="Calibri1" fo:font-weight="normal" style:font-weight-asian="normal" style:font-weight-complex="normal"/>
    </style:style>
    <style:style style:name="T3" style:family="text">
      <style:text-properties style:font-name="Calibri1" fo:font-size="20pt" fo:font-weight="normal" style:font-size-asian="20pt" style:font-weight-asian="normal" style:font-size-complex="20pt" style:font-weight-complex="normal"/>
    </style:style>
    <style:style style:name="T4" style:family="text">
      <style:text-properties style:font-name="Calibri1" fo:font-weight="normal" style:font-weight-asian="normal" style:font-weight-complex="normal"/>
    </style:style>
    <style:style style:name="T5"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Version</text:p>
          </table:table-cell>
          <table:table-cell table:style-name="Table2.A1" office:value-type="string">
            <text:p text:style-name="P8">Datum</text:p>
          </table:table-cell>
          <table:table-cell table:style-name="Table2.A1" table:number-rows-spanned="2" office:value-type="string">
            <text:p text:style-name="P6">Uppgift 5 – Kommunicera med kunden</text:p>
          </table:table-cell>
          <table:table-cell table:style-name="Table2.D1" office:value-type="string">
            <text:p text:style-name="P8">Författare</text:p>
          </table:table-cell>
        </table:table-row>
        <table:table-row>
          <table:table-cell table:style-name="Table2.A2" office:value-type="string">
            <text:p text:style-name="P9">1.1</text:p>
          </table:table-cell>
          <table:table-cell table:style-name="Table2.A2" office:value-type="string">
            <text:p text:style-name="P9">2014-07-12</text:p>
          </table:table-cell>
          <table:covered-table-cell/>
          <table:table-cell table:style-name="Table2.D2" office:value-type="string">
            <text:p text:style-name="P9">dt222cc</text:p>
          </table:table-cell>
        </table:table-row>
      </table:table>
      <text:p text:style-name="P4"/>
      <text:p text:style-name="P3"><text:span text:style-name="T4">Återkoppling </text:span><text:span text:style-name="T2"><text:s/>från Mattias Pavic @mp222sf</text:span></text:p>
      <text:p text:style-name="P1"><text:line-break/>Bra:<text:line-break/>Väldigt bra och tydliga beskrivningar av användningsfall. Diagrammen är enkla att förstå. Det är mycket svårt att få fel uppfattning av vad de beskriver. När man läser dem behöver man inte vara insatt i hur system fungerar utan vem som helst kan förstå. Förutsättningar och postvillkor beskriver exakt vad som händer/krävs innan och efter (antar att ”förutsättningar” är som pre-villkor). Strukturen i beskrivningen är klockren. <text:line-break/><text:line-break/>Förändringar/Förbättringar:<text:line-break/>Jag tycker att diagrammen är mycket bra och skrivna på ett, för vem som helst som tittar på det, väldigt enkelt och tydligt sätt. Det är svårt att feltolka dem. Men det finns ett alternativ till hur man kan strukturera upp diagrammet kan vara exemplet som ges i boken ”Applying UML and Patterns” på sidorna 90-91. Dock är jag är inte helt hundra på hur det exakt ska fungera, men förstår tanken. Exemplet visar ett diagram som består av tre kolumner. Den första kolumnen längst till vänster består av huvudaktören till användningsfallet. I mitten ligger själva systemet och till höger har man hjälpande aktörer. Sista kolumnen behövs inte alltid användas. Detta alternativ kan vara bra vid lite större användningsfall. Det känns också som att detta alternativ ännu tydligare beskriver ett användningsfall.</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Version</text:p>
          </table:table-cell>
          <table:table-cell table:style-name="Table1.A1" office:value-type="string">
            <text:p text:style-name="P8">Datum</text:p>
          </table:table-cell>
          <table:table-cell table:style-name="Table1.A1" table:number-rows-spanned="2" office:value-type="string">
            <text:p text:style-name="P7">Uppgift 6 – Revidera</text:p>
          </table:table-cell>
          <table:table-cell table:style-name="Table1.D1" office:value-type="string">
            <text:p text:style-name="P8">Författare</text:p>
          </table:table-cell>
        </table:table-row>
        <table:table-row>
          <table:table-cell table:style-name="Table1.A2" office:value-type="string">
            <text:p text:style-name="P9">1.1</text:p>
          </table:table-cell>
          <table:table-cell table:style-name="Table1.A2" office:value-type="string">
            <text:p text:style-name="P9">2014-07-12</text:p>
          </table:table-cell>
          <table:covered-table-cell/>
          <table:table-cell table:style-name="Table1.D2" office:value-type="string">
            <text:p text:style-name="P9">dt222cc</text:p>
          </table:table-cell>
        </table:table-row>
      </table:table>
      <text:p text:style-name="P5"><text:line-break/><text:span text:style-name="T5">Reflektioner och detaljer på revidering</text:span></text:p>
      <text:p text:style-name="P1">Jag fick en lite större förståelse på pre-villkor för dessa fallen. Tänkte inte på inloggningen/autheniseringen precis, så jag lade till dem. Jag bytta dessutom namn på "förutsättningar" till pre-villkor. Om det är ett bättre, ingen aning. Har kolla på hur jag kan göra diagrammen annorlundare, jag känner till och förstår det som Mattias nämde (sida 90-91). Tyckte personligen inte att det var tillräcklig förklarande ut för min smak. Mina Use-Case var inte precis så övergripande så jag gjorde så som jag har det just nu.</text:p>
      <text:p text:style-name="P1"/>
      <text:p text:style-name="P1">Jag skulle vilja ändra diagrammen litegrann med det är för mycket "effort" för att justera det.<text:line-break/>Liksom i UC4 – Registrera poäng: skulle jag vilka flytta aktörerna till vänstra sidan. Anledningen jag har den som den är just nu var på grund av att jag ville få plats diagrammen och innehållet på en sida och inte mer. Ja, jag kunde ju se til så att varje Use-Case tar upp två sidor men jag ville helt enkelt minska sid antalet.</text:p>
      <text:p text:style-name="P1"/>
      <text:p text:style-name="P1">Sammanfattning:</text:p>
      <text:p text:style-name="P1">Justeringar för vissa ord: "Förutsättningar" till "Pre-villkor", "Grund flöden" till "Primära flödet".<text:line-break/>La till inloggninen som pre-villkor. La till alternativa flöden till UC4 (felinmatning av poäng).</text:p>
      <text:p text:style-name="P1">Jag har dessutom lag till en "header" för alla dokument i form av en simpel tabell. Justera dat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1M24S</meta:editing-duration>
    <meta:editing-cycles>7</meta:editing-cycles>
    <meta:generator>OpenOffice/4.1.1$Win32 OpenOffice.org_project/411m6$Build-9775</meta:generator>
    <dc:date>2014-12-07T08:06:16.50</dc:date>
    <dc:creator>Sing Trinh</dc:creator>
    <meta:document-statistic meta:table-count="2" meta:image-count="0" meta:object-count="0" meta:page-count="1" meta:paragraph-count="22" meta:word-count="439" meta:character-count="2750"/>
    <meta:user-defined meta:name="Info 1"/>
    <meta:user-defined meta:name="Info 2"/>
    <meta:user-defined meta:name="Info 3"/>
    <meta:user-defined meta:name="Info 4"/>
  </office:meta>
</office:document-meta>
</file>